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470" officeooo:paragraph-rsid="000f5470"/>
    </style:style>
    <style:style style:name="P2" style:family="paragraph" style:parent-style-name="Standard">
      <style:text-properties style:text-underline-style="solid" style:text-underline-width="auto" style:text-underline-color="font-color" officeooo:rsid="000f5470" officeooo:paragraph-rsid="000f5470"/>
    </style:style>
    <style:style style:name="P3" style:family="paragraph" style:parent-style-name="Standard">
      <style:text-properties officeooo:rsid="000f5470" officeooo:paragraph-rsid="000f5470"/>
    </style:style>
    <style:style style:name="P4" style:family="paragraph" style:parent-style-name="Standard">
      <style:text-properties officeooo:rsid="00111ce8" officeooo:paragraph-rsid="00111ce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26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n</text:p>
      <text:p text:style-name="P1"/>
      <text:p text:style-name="P1"/>
      <text:p text:style-name="P1">1. Analizar el Supuesto (Necesidades y Funciones)</text:p>
      <text:p text:style-name="P1"/>
      <text:p text:style-name="P1"/>
      <text:p text:style-name="P1"/>
      <text:p text:style-name="P1">2. Preparar el ModeloER de la bd</text:p>
      <text:p text:style-name="P1"/>
      <text:p text:style-name="P1"/>
      <text:p text:style-name="P1"/>
      <text:p text:style-name="P1">3. Generar el Modelo Relacional</text:p>
      <text:p text:style-name="P1"/>
      <text:p text:style-name="P1"/>
      <text:p text:style-name="P1"/>
      <text:p text:style-name="P1">4. Preparar el Servidor</text:p>
      <text:p text:style-name="P1"/>
      <text:p text:style-name="P1"/>
      <text:p text:style-name="P1"/>
      <text:p text:style-name="P1">5. Planificar Vistas</text:p>
      <text:p text:style-name="P1"/>
      <text:p text:style-name="P1"/>
      <text:p text:style-name="P1"/>
      <text:p text:style-name="P1">6. Conectar Servidor-Usuario</text:p>
      <text:p text:style-name="P1"/>
      <text:p text:style-name="P1"/>
      <text:p text:style-name="P1"/>
      <text:p text:style-name="P1"/>
      <text:p text:style-name="P4">PROBLEMAS</text:p>
      <text:p text:style-name="P1"/>
      <text:p text:style-name="P1"/>
      <text:p text:style-name="P4">Problema 1. (Obtener la Mac del cliente) <text:span text:style-name="T3">Estado: Semi-Resuelto</text:span></text:p>
      <text:p text:style-name="P1"/>
      <text:p text:style-name="P4">Mario-→ apt install net-tools (Desde la conexión en servidor)</text:p>
      <text:p text:style-name="P4"/>
      <text:p text:style-name="P4">arp -a (Desde conexión servidor) =&gt; Devuelve registro de las Ips y Mac de los <text:span text:style-name="T2">clientes que se han conectado alguna ve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4:00:28.906636933</meta:creation-date>
    <dc:date>2022-11-15T10:51:10.715996552</dc:date>
    <meta:editing-duration>PT16M5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1" meta:word-count="71" meta:character-count="447" meta:non-whitespace-character-count="387"/>
  </office:meta>
</office:document-meta>
</file>